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Pictures/100000000000005E0000005E5D2652F7AE1161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2" style:family="paragraph" style:parent-style-name="Standard">
      <loext:graphic-properties draw:fill="none"/>
      <style:paragraph-properties fo:margin-top="0mm" fo:margin-bottom="2.75mm" loext:contextual-spacing="false" fo:background-color="transparent" style:writing-mode="page"/>
      <style:text-properties officeooo:paragraph-rsid="00162935"/>
    </style:style>
    <style:style style:name="P3" style:family="paragraph" style:parent-style-name="Preformatted_20_Text">
      <loext:graphic-properties draw:fill="solid" draw:fill-color="#fafafa" draw:opacity="100%"/>
      <style:paragraph-properties fo:orphans="2" fo:widows="2" fo:background-color="#fafafa" fo:padding="2.12mm" fo:border="0.06pt solid #e2e2e2"/>
    </style:style>
    <style:style style:name="P4" style:family="paragraph" style:parent-style-name="Preformatted_20_Text">
      <loext:graphic-properties draw:fill="solid" draw:fill-color="#fafafa" draw:opacity="100%"/>
      <style:paragraph-properties fo:orphans="2" fo:widows="2" fo:background-color="#fafafa" fo:padding="2.12mm" fo:border="0.06pt solid #e2e2e2"/>
      <style:text-properties officeooo:paragraph-rsid="0025a39a"/>
    </style:style>
    <style:style style:name="P5" style:family="paragraph" style:parent-style-name="Question_5f_Title">
      <style:text-properties officeooo:rsid="0014fb58" officeooo:paragraph-rsid="0014fb58"/>
    </style:style>
    <style:style style:name="P6" style:family="paragraph" style:parent-style-name="Standard">
      <style:text-properties officeooo:rsid="0014fb58" officeooo:paragraph-rsid="0014fb58"/>
    </style:style>
    <style:style style:name="P7" style:family="paragraph" style:parent-style-name="Preformatted_20_Text">
      <loext:graphic-properties draw:fill="solid" draw:fill-color="#fafafa" draw:opacity="100%"/>
      <style:paragraph-properties fo:orphans="2" fo:widows="2" fo:background-color="#fafafa" fo:padding="2.12mm" fo:border="0.06pt solid #e2e2e2" style:writing-mode="page"/>
    </style:style>
    <style:style style:name="P8" style:family="paragraph" style:parent-style-name="Preformatted_20_Text">
      <loext:graphic-properties draw:fill="solid" draw:fill-color="#fafafa" draw:opacity="100%"/>
      <style:paragraph-properties fo:margin-top="0mm" fo:margin-bottom="4.99mm" loext:contextual-spacing="false" fo:orphans="2" fo:widows="2" fo:background-color="#fafafa" fo:padding="2.12mm" fo:border="0.06pt solid #e2e2e2" style:writing-mode="page"/>
    </style:style>
    <style:style style:name="P9" style:family="paragraph" style:parent-style-name="Section">
      <style:text-properties officeooo:paragraph-rsid="00162935"/>
    </style:style>
    <style:style style:name="P10" style:family="paragraph" style:parent-style-name="Thought">
      <style:paragraph-properties fo:margin-left="17.5mm" fo:margin-right="0mm" fo:text-indent="-5.5mm" style:auto-text-indent="false" style:writing-mode="page">
        <style:tab-stops/>
      </style:paragraph-properties>
      <style:text-properties officeooo:rsid="00175a65" officeooo:paragraph-rsid="00175a65"/>
    </style:style>
    <style:style style:name="P11" style:family="paragraph" style:parent-style-name="Thought">
      <style:paragraph-properties fo:margin-left="17.5mm" fo:margin-right="0mm" fo:text-indent="-5.5mm" style:auto-text-indent="false" style:writing-mode="page">
        <style:tab-stops/>
      </style:paragraph-properties>
      <style:text-properties officeooo:rsid="00175a65" officeooo:paragraph-rsid="001fa3e8"/>
    </style:style>
    <style:style style:name="P12" style:family="paragraph" style:parent-style-name="Thought">
      <style:paragraph-properties fo:margin-left="17.5mm" fo:margin-right="0mm" fo:text-indent="-5.5mm" style:auto-text-indent="false"/>
      <style:text-properties officeooo:rsid="00175a65" officeooo:paragraph-rsid="00175a65"/>
    </style:style>
    <style:style style:name="P13" style:family="paragraph" style:parent-style-name="Thought">
      <style:paragraph-properties fo:margin-left="17.5mm" fo:margin-right="0mm" fo:text-indent="-5.5mm" style:auto-text-indent="false"/>
      <style:text-properties officeooo:rsid="00175a65" officeooo:paragraph-rsid="0028b309"/>
    </style:style>
    <style:style style:name="P14" style:family="paragraph" style:parent-style-name="Thought">
      <style:paragraph-properties fo:margin-left="17.5mm" fo:margin-right="0mm" fo:text-indent="-5.5mm" style:auto-text-indent="false"/>
      <style:text-properties officeooo:rsid="001fa3e8" officeooo:paragraph-rsid="001fa3e8"/>
    </style:style>
    <style:style style:name="P15" style:family="paragraph" style:parent-style-name="Thought">
      <style:paragraph-properties fo:margin-left="17.5mm" fo:margin-right="0mm" fo:text-indent="-5.5mm" style:auto-text-indent="false" style:writing-mode="lr-tb">
        <style:tab-stops/>
      </style:paragraph-properties>
      <style:text-properties officeooo:rsid="001fa3e8" officeooo:paragraph-rsid="001fa3e8"/>
    </style:style>
    <style:style style:name="P16" style:family="paragraph" style:parent-style-name="Thought" style:list-style-name="WWNum1" style:master-page-name="">
      <loext:graphic-properties draw:fill="none" draw:fill-color="#729fcf"/>
      <style:paragraph-properties fo:margin-left="17.99mm" fo:margin-right="0mm" fo:margin-top="0mm" fo:margin-bottom="0mm" loext:contextual-spacing="false" fo:line-height="120%" fo:text-align="justify" style:justify-single-word="false" fo:keep-together="auto" fo:orphans="2" fo:widows="2" fo:text-indent="-6mm" style:auto-text-indent="false" style:page-number="auto" fo:background-color="transparent" fo:keep-with-next="auto" style:writing-mode="page"/>
      <style:text-properties officeooo:rsid="0018d76e" officeooo:paragraph-rsid="001fa3e8"/>
    </style:style>
    <style:style style:name="P17" style:family="paragraph" style:parent-style-name="Thought">
      <style:paragraph-properties fo:margin-left="17mm" fo:margin-right="0mm" fo:text-indent="-9mm" style:auto-text-indent="false" style:writing-mode="lr-tb">
        <style:tab-stops/>
      </style:paragraph-properties>
      <style:text-properties officeooo:rsid="001fa3e8" officeooo:paragraph-rsid="001fa3e8"/>
    </style:style>
    <style:style style:name="P18" style:family="paragraph" style:parent-style-name="Thought">
      <style:paragraph-properties fo:margin-left="17mm" fo:margin-right="0mm" fo:text-indent="-9mm" style:auto-text-indent="false" style:writing-mode="lr-tb">
        <style:tab-stops/>
      </style:paragraph-properties>
      <style:text-properties officeooo:rsid="0021810a" officeooo:paragraph-rsid="0021810a"/>
    </style:style>
    <style:style style:name="P19" style:family="paragraph" style:parent-style-name="Thought" style:list-style-name="WWNum1" style:master-page-name="">
      <loext:graphic-properties draw:fill="none" draw:fill-color="#729fcf"/>
      <style:paragraph-properties fo:margin-left="17mm" fo:margin-right="0mm" fo:margin-top="0mm" fo:margin-bottom="0mm" loext:contextual-spacing="false" fo:line-height="120%" fo:text-align="justify" style:justify-single-word="false" fo:keep-together="auto" fo:orphans="2" fo:widows="2" fo:text-indent="-6mm" style:auto-text-indent="false" style:page-number="auto" fo:background-color="transparent" fo:keep-with-next="auto" style:writing-mode="lr-tb"/>
      <style:text-properties officeooo:rsid="0021810a" officeooo:paragraph-rsid="0021810a"/>
    </style:style>
    <style:style style:name="P20" style:family="paragraph" style:parent-style-name="Thought">
      <style:paragraph-properties style:writing-mode="lr-tb"/>
      <style:text-properties officeooo:rsid="0021810a" officeooo:paragraph-rsid="0021810a"/>
    </style:style>
    <style:style style:name="P21" style:family="paragraph" style:parent-style-name="Inline_20_Cod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background-color="#eeeeee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style="normal" fo:font-weight="normal" officeooo:rsid="0009b58b" style:font-style-asian="normal" style:font-weight-asian="normal"/>
    </style:style>
    <style:style style:name="T3" style:family="text">
      <style:text-properties fo:font-style="normal" fo:font-weight="normal" officeooo:rsid="00175a65" style:font-style-asian="normal" style:font-weight-asian="normal"/>
    </style:style>
    <style:style style:name="T4" style:family="text">
      <style:text-properties fo:font-variant="normal" fo:text-transform="none" fo:color="#557799" fo:font-size="9pt" fo:letter-spacing="normal" fo:font-style="normal" fo:font-weight="normal"/>
    </style:style>
    <style:style style:name="T5" style:family="text">
      <style:text-properties fo:font-variant="normal" fo:text-transform="none" fo:color="#484848" fo:font-size="9pt" fo:letter-spacing="normal" fo:font-style="normal" fo:font-weight="normal"/>
    </style:style>
    <style:style style:name="T6" style:family="text">
      <style:text-properties fo:font-variant="normal" fo:text-transform="none" fo:color="#484848" fo:font-size="9pt" fo:letter-spacing="normal" fo:font-style="normal" fo:font-weight="normal" officeooo:rsid="00264698"/>
    </style:style>
    <style:style style:name="T7" style:family="text">
      <style:text-properties fo:font-variant="normal" fo:text-transform="none" fo:color="#484848" fo:letter-spacing="normal"/>
    </style:style>
    <style:style style:name="T8" style:family="text">
      <style:text-properties fo:font-variant="normal" fo:text-transform="none" fo:color="#bb4444" fo:font-size="9pt" fo:letter-spacing="normal" fo:font-style="normal" fo:font-weight="bold"/>
    </style:style>
    <style:style style:name="T9" style:family="text">
      <style:text-properties fo:font-variant="normal" fo:text-transform="none" fo:color="#00aa55" fo:font-size="9pt" fo:letter-spacing="normal" fo:font-style="normal" fo:font-weight="bold"/>
    </style:style>
    <style:style style:name="T10" style:family="text">
      <style:text-properties fo:font-variant="normal" fo:text-transform="none" fo:color="#0066dd" fo:font-size="9pt" fo:letter-spacing="normal" fo:font-style="normal" fo:font-weight="normal"/>
    </style:style>
    <style:style style:name="T11" style:family="text">
      <style:text-properties fo:font-variant="normal" fo:text-transform="none" fo:color="#4466aa" fo:font-size="9pt" fo:letter-spacing="normal" fo:font-style="normal" fo:font-weight="normal"/>
    </style:style>
    <style:style style:name="T12" style:family="text">
      <style:text-properties fo:font-variant="normal" fo:text-transform="none" fo:color="#993399" fo:font-size="9pt" fo:letter-spacing="normal" fo:font-style="normal" fo:font-weight="bold"/>
    </style:style>
    <style:style style:name="T13" style:family="text">
      <style:text-properties fo:font-variant="normal" fo:text-transform="none" fo:color="#338855" fo:font-size="9pt" fo:letter-spacing="normal" fo:font-style="normal" fo:font-weight="normal"/>
    </style:style>
    <style:style style:name="T14" style:family="text">
      <style:text-properties fo:font-variant="normal" fo:text-transform="none" fo:color="#338855" fo:letter-spacing="normal" style:font-size-asian="9pt" style:font-style-asian="normal" style:font-weight-asian="normal"/>
    </style:style>
    <style:style style:name="T15" style:family="text">
      <style:text-properties fo:font-variant="normal" fo:text-transform="none" fo:color="#008888" fo:font-size="9pt" fo:letter-spacing="normal" fo:font-style="normal" fo:font-weight="bold"/>
    </style:style>
    <style:style style:name="T16" style:family="text">
      <style:text-properties style:font-style-asian="normal" style:font-weight-asian="normal"/>
    </style:style>
    <style:style style:name="T17" style:family="text">
      <style:text-properties officeooo:rsid="00162935" style:font-style-asian="normal" style:font-weight-asian="normal"/>
    </style:style>
    <style:style style:name="T18" style:family="text">
      <style:text-properties officeooo:rsid="0018d76e"/>
    </style:style>
    <style:style style:name="T19" style:family="text">
      <style:text-properties officeooo:rsid="001fa3e8"/>
    </style:style>
    <style:style style:name="T20" style:family="text">
      <style:text-properties style:font-name="Courier New" fo:font-size="11pt" officeooo:rsid="001fa3e8" style:font-name-asian="AR PL UMing TW" style:font-size-asian="11pt" style:font-weight-asian="250"/>
    </style:style>
    <style:style style:name="T21" style:family="text">
      <style:text-properties style:font-name="Courier New" fo:font-size="11pt" officeooo:rsid="0018d76e" style:font-name-asian="AR PL UMing TW" style:font-size-asian="11pt" style:font-weight-asian="2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Sudoku </text:span><text:span text:style-name="T2">P</text:span><text:span text:style-name="T1">roject </text:span><text:span text:style-name="T3">(I)</text:span></text:h>
      <text:p text:style-name="P1"/>
      <text:list xml:id="list3276099554" text:style-name="List_20_1">
        <text:list-item>
          <text:p text:style-name="Section">題目</text:p>
        </text:list-item>
      </text:list>
      <text:p text:style-name="P6">以程式解答Sudoku問題。</text:p>
      <text:p text:style-name="Standard"/>
      <text:p text:style-name="Standard"><text:span text:style-name="T16">輸入：</text:span><text:span text:style-name="T17">Sudoku表格中共81個數字，空格以0表示，其餘1~9不變。</text:span></text:p>
      <text:p text:style-name="P2"><text:span text:style-name="T16">輸出：</text:span><text:span text:style-name="T17">Sudoku解答。如果沒有解答，則印出無解。</text:span></text:p>
      <text:list xml:id="list163752306658720" text:continue-numbering="true" text:style-name="List_20_1">
        <text:list-item>
          <text:p text:style-name="P9">解題思惟</text:p>
        </text:list-item>
      </text:list>
      <text:list xml:id="list1153568103" text:style-name="WWNum1">
        <text:list-item>
          <text:p text:style-name="P10">Sudoku表格中共9x9=81個數字，以二維整數陣列puzzle[9][9]表示。</text:p>
        </text:list-item>
        <text:list-item>
          <text:p text:style-name="P10">本題可依次嘗試每一格所有的可能性來進行解答，以遞迴方式進行較為容易。</text:p>
        </text:list-item>
        <text:list-item>
          <text:p text:style-name="P10">從上到下<text:span text:style-name="T18">，從左到右，依次將每一格編號為0到80。遞迴解答函數從0出發，如果能順利走完81格，則表示有解；如果無有辦法順利走完，則無解。</text:span></text:p>
        </text:list-item>
        <text:list-item>
          <text:p text:style-name="P11">遞迴解答函數可以宣告成</text:p>
        </text:list-item>
      </text:list>
      <text:p text:style-name="P21"><text:tab/>int solve(int puzzle[][9], int pos);</text:p>
      <text:list xml:id="list163752381332457" text:continue-numbering="true" text:style-name="WWNum1">
        <text:list-header>
          <text:p text:style-name="P16">其中puzzle表示目前嘗試的表格狀態，pos表示目前出發的位置。如果最後能順利走完81格，則表示有解，回傳1；如果無法順利走完，則表示無解，回傳0。</text:p>
        </text:list-header>
        <text:list-item>
          <text:p text:style-name="P12">遞迴函數要怎麼處理呢？以下討論這個問題<text:span text:style-name="T19">。</text:span></text:p>
        </text:list-item>
        <text:list-item>
          <text:p text:style-name="P12">考慮目前位置pos，遞迴呼叫時pos會加<text:span text:style-name="T19">1（下一個位置），所以pos會</text:span>越來越大<text:span text:style-name="T19">，</text:span>但如果超過<text:span text:style-name="T19">80，那表示所有的位置都走完了，問題有解。所以當pos&gt;80時，直接回傳1，不用再遞迴了，這也是遞迴函數必須要有的終止條件。</text:span></text:p>
        </text:list-item>
        <text:list-item>
          <text:p text:style-name="P13">如果<text:span text:style-name="T19">pos&lt;=80，那就要處理pos這個位置。分兩種情況，第一種是pos的位置本來就有數字，第二種是pos的位置是空白。</text:span></text:p>
        </text:list-item>
        <text:list-item>
          <text:p text:style-name="P14">第一種情況（pos位置有值），不須特別處理，直接看下一格的情況決定，所以直接返回solve(puzzle, pos+1)即可。</text:p>
        </text:list-item>
        <text:list-item>
          <text:p text:style-name="P15">第二種情況，必須把所有數字嘗試一次，每一次嘗試時，先設定數字，然後呼叫下一格的函數來決定是否有解。最後當所有數字都嘗試過之後，如果沒有解的話，應該回傳0，告訴上一級從這一個位置以下找不到解答。（目前位置往下找不到解答，不代表本題無解，有可能改變上一格的值還可以找到解答。）</text:p>
        </text:list-item>
        <text:list-item>
          <text:p text:style-name="P17">在第二種情況下，嘗試每一個數字時，要決定這個數字是否可以使用，這個部份可以宣告一個函數來處理：</text:p>
        </text:list-item>
      </text:list>
      <text:p text:style-name="Inline_20_Code">int isValid(int number, int puzzle[][9], int row, int col);</text:p>
      <text:list xml:id="list163751053331112" text:continue-numbering="true" text:style-name="WWNum1">
        <text:list-header>
          <text:p text:style-name="P19">其中number<text:span text:style-name="T20">代表</text:span>要填入的數字，p<text:span text:style-name="T21">uzzle代表目前的狀態，row和col為目前的位置。<text:line-break/>（思考：pos如何換算成row和col？）</text:span></text:p>
        </text:list-header>
        <text:list-item>
          <text:p text:style-name="P18">決定該數字是否可以使用的方法，就是檢查該數字所在的行或列，或者隸屬的3x3方塊中有沒有出現過該數字。如果都沒有出現過，則該數字是可以使用的。</text:p>
          <text:p text:style-name="P20"/>
        </text:list-item>
      </text:list>
      <text:list xml:id="list163752580449915" text:continue-list="list163752306658720" text:style-name="List_20_1">
        <text:list-item>
          <text:p text:style-name="Section">程式碼</text:p>
        </text:list-item>
      </text:list>
      <text:p text:style-name="P4"><text:span text:style-name="Source_20_Text"><text:span text:style-name="T4">#include</text:span></text:span><text:span text:style-name="Source_20_Text"><text:span text:style-name="T5"> </text:span></text:span><text:span text:style-name="Source_20_Text"><text:span text:style-name="T8">&lt;cstdio&gt;</text:span></text:span></text:p>
      <text:p text:style-name="P4"><text:span text:style-name="Source_20_Text"><text:span text:style-name="T8"/></text:span></text:p>
      <text:p text:style-name="P3"><text:span text:style-name="Source_20_Text"><text:span text:style-name="T15">void</text:span></text:span><text:span text:style-name="Source_20_Text"><text:span text:style-name="T5"> print_board(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);</text:span></text:span></text:p>
      <text:p text:style-name="P3"><text:span text:style-name="Source_20_Text"><text:span text:style-name="T9">int</text:span></text:span><text:span text:style-name="Source_20_Text"><text:span text:style-name="T5"> solve(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, </text:span></text:span><text:span text:style-name="Source_20_Text"><text:span text:style-name="T9">int</text:span></text:span><text:span text:style-name="Source_20_Text"><text:span text:style-name="T5"> pos);</text:span></text:span></text:p>
      <text:p text:style-name="P3"><text:span text:style-name="Source_20_Text"><text:span text:style-name="T9">int</text:span></text:span><text:span text:style-name="Source_20_Text"><text:span text:style-name="T5"> isValid(</text:span></text:span><text:span text:style-name="Source_20_Text"><text:span text:style-name="T9">int</text:span></text:span><text:span text:style-name="Source_20_Text"><text:span text:style-name="T5"> number, 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, </text:span></text:span><text:span text:style-name="Source_20_Text"><text:span text:style-name="T9">int</text:span></text:span><text:span text:style-name="Source_20_Text"><text:span text:style-name="T5"> row, </text:span></text:span><text:span text:style-name="Source_20_Text"><text:span text:style-name="T9">int</text:span></text:span><text:span text:style-name="Source_20_Text"><text:span text:style-name="T5"> col);</text:span></text:span></text:p>
      <text:p text:style-name="P7"><text:soft-page-break/><text:span text:style-name="Source_20_Text"><text:span text:style-name="T9">int</text:span></text:span><text:span text:style-name="Source_20_Text"><text:span text:style-name="T5"> main()</text:span></text:span></text:p>
      <text:p text:style-name="P7"><text:span text:style-name="Source_20_Text"><text:span text:style-name="T5">{</text:span></text:span></text:p>
      <text:p text:style-name="P7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 puzzle[</text:span></text:span><text:span text:style-name="Source_20_Text"><text:span text:style-name="T10">9</text:span></text:span><text:span text:style-name="Source_20_Text"><text:span text:style-name="T5">][</text:span></text:span><text:span text:style-name="Source_20_Text"><text:span text:style-name="T10">9</text:span></text:span><text:span text:style-name="Source_20_Text"><text:span text:style-name="T5">]= {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9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1</text:span></text:span><text:span text:style-name="Source_20_Text"><text:span text:style-name="T5">, </text:span></text:span><text:span text:style-name="Source_20_Text"><text:span text:style-name="T10">9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4</text:span></text:span><text:span text:style-name="Source_20_Text"><text:span text:style-name="T5">, </text:span></text:span><text:span text:style-name="Source_20_Text"><text:span text:style-name="T10">7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6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5</text:span></text:span><text:span text:style-name="Source_20_Text"><text:span text:style-name="T5">, </text:span></text:span><text:span text:style-name="Source_20_Text"><text:span text:style-name="T10">2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, </text:span></text:span><text:span text:style-name="Source_20_Text"><text:span text:style-name="T10">1</text:span></text:span><text:span text:style-name="Source_20_Text"><text:span text:style-name="T5">, </text:span></text:span><text:span text:style-name="Source_20_Text"><text:span text:style-name="T10">9</text:span></text:span><text:span text:style-name="Source_20_Text"><text:span text:style-name="T5">, </text:span></text:span><text:span text:style-name="Source_20_Text"><text:span text:style-name="T10">4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7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2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4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9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5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7</text:span></text:span><text:span text:style-name="Source_20_Text"><text:span text:style-name="T5">, </text:span></text:span><text:span text:style-name="Source_20_Text"><text:span text:style-name="T10">5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9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9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7</text:span></text:span><text:span text:style-name="Source_20_Text"><text:span text:style-name="T5">, </text:span></text:span><text:span text:style-name="Source_20_Text"><text:span text:style-name="T10">3</text:span></text:span><text:span text:style-name="Source_20_Text"><text:span text:style-name="T5">, </text:span></text:span><text:span text:style-name="Source_20_Text"><text:span text:style-name="T10">6</text:span></text:span><text:span text:style-name="Source_20_Text"><text:span text:style-name="T5">, </text:span></text:span><text:span text:style-name="Source_20_Text"><text:span text:style-name="T10">4</text:span></text:span><text:span text:style-name="Source_20_Text"><text:span text:style-name="T5">, </text:span></text:span><text:span text:style-name="Source_20_Text"><text:span text:style-name="T10">1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5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6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, </text:span></text:span><text:span text:style-name="Source_20_Text"><text:span text:style-name="T10">1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7</text:span></text:span><text:span text:style-name="Source_20_Text"><text:span text:style-name="T5">, </text:span></text:span><text:span text:style-name="Source_20_Text"><text:span text:style-name="T10">4</text:span></text:span><text:span text:style-name="Source_20_Text"><text:span text:style-name="T5">},</text:span></text:span></text:p>
      <text:p text:style-name="P7"><text:span text:style-name="Source_20_Text"><text:span text:style-name="T7"><text:s text:c="8"/></text:span></text:span><text:span text:style-name="Source_20_Text"><text:span text:style-name="T5">{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8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, </text:span></text:span><text:span text:style-name="Source_20_Text"><text:span text:style-name="T10">0</text:span></text:span><text:span text:style-name="Source_20_Text"><text:span text:style-name="T5">}</text:span></text:span></text:p>
      <text:p text:style-name="P7"><text:span text:style-name="Source_20_Text"><text:span text:style-name="T7"><text:s text:c="4"/></text:span></text:span><text:span text:style-name="Source_20_Text"><text:span text:style-name="T5">};</text:span></text:span></text:p>
      <text:p text:style-name="P7"/>
      <text:p text:style-name="P7"><text:span text:style-name="Source_20_Text"><text:span text:style-name="T7"><text:s text:c="4"/></text:span></text:span><text:span text:style-name="Source_20_Text"><text:span text:style-name="T12">if</text:span></text:span><text:span text:style-name="Source_20_Text"><text:span text:style-name="T5"> (solve(puzzle, </text:span></text:span><text:span text:style-name="Source_20_Text"><text:span text:style-name="T10">0</text:span></text:span><text:span text:style-name="Source_20_Text"><text:span text:style-name="T5">)) print_board(puzzle);</text:span></text:span></text:p>
      <text:p text:style-name="P7"><text:span text:style-name="Source_20_Text"><text:span text:style-name="T7"><text:s text:c="4"/></text:span></text:span><text:span text:style-name="Source_20_Text"><text:span text:style-name="T12">else</text:span></text:span><text:span text:style-name="Source_20_Text"><text:span text:style-name="T5"> printf(</text:span></text:span><text:span text:style-name="Source_20_Text"><text:span text:style-name="T11">"No solution!"</text:span></text:span><text:span text:style-name="Source_20_Text"><text:span text:style-name="T5">);</text:span></text:span></text:p>
      <text:p text:style-name="P7"><text:span text:style-name="Source_20_Text"><text:span text:style-name="T7"><text:s text:c="4"/>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0</text:span></text:span><text:span text:style-name="Source_20_Text"><text:span text:style-name="T5">;</text:span></text:span></text:p>
      <text:p text:style-name="P7"><text:span text:style-name="Source_20_Text"><text:span text:style-name="T5">}</text:span></text:span></text:p>
      <text:p text:style-name="P7"/>
      <text:p text:style-name="P7"><text:span text:style-name="Source_20_Text"><text:span text:style-name="T9">int</text:span></text:span><text:span text:style-name="Source_20_Text"><text:span text:style-name="T5"> solve(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, </text:span></text:span><text:span text:style-name="Source_20_Text"><text:span text:style-name="T9">int</text:span></text:span><text:span text:style-name="Source_20_Text"><text:span text:style-name="T5"> pos)</text:span></text:span></text:p>
      <text:p text:style-name="P7"><text:span text:style-name="Source_20_Text"><text:span text:style-name="T5">{</text:span></text:span></text:p>
      <text:p text:style-name="P7"><text:span text:style-name="Source_20_Text"><text:span text:style-name="T7"><text:s text:c="4"/></text:span></text:span><text:span text:style-name="Source_20_Text"><text:span text:style-name="T12">if</text:span></text:span><text:span text:style-name="Source_20_Text"><text:span text:style-name="T5"> (pos==</text:span></text:span><text:span text:style-name="Source_20_Text"><text:span text:style-name="T10">81</text:span></text:span><text:span text:style-name="Source_20_Text"><text:span text:style-name="T5">) 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1</text:span></text:span><text:span text:style-name="Source_20_Text"><text:span text:style-name="T5">;</text:span></text:span></text:p>
      <text:p text:style-name="P7"/>
      <text:p text:style-name="P7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 row=pos/</text:span></text:span><text:span text:style-name="Source_20_Text"><text:span text:style-name="T10">9</text:span></text:span><text:span text:style-name="Source_20_Text"><text:span text:style-name="T5">, col=pos%</text:span></text:span><text:span text:style-name="Source_20_Text"><text:span text:style-name="T10">9</text:span></text:span><text:span text:style-name="Source_20_Text"><text:span text:style-name="T5">;</text:span></text:span></text:p>
      <text:p text:style-name="P7"><text:span text:style-name="Source_20_Text"><text:span text:style-name="T7"><text:s text:c="4"/></text:span></text:span><text:span text:style-name="Source_20_Text"><text:span text:style-name="T12">if</text:span></text:span><text:span text:style-name="Source_20_Text"><text:span text:style-name="T5"> (puzzle[row][col]) </text:span></text:span><text:span text:style-name="Source_20_Text"><text:span text:style-name="T12">return</text:span></text:span><text:span text:style-name="Source_20_Text"><text:span text:style-name="T5"> solve(puzzle, pos+</text:span></text:span><text:span text:style-name="Source_20_Text"><text:span text:style-name="T10">1</text:span></text:span><text:span text:style-name="Source_20_Text"><text:span text:style-name="T5">);</text:span></text:span></text:p>
      <text:p text:style-name="P7"/>
      <text:p text:style-name="P7"><text:span text:style-name="Source_20_Text"><text:span text:style-name="T7"><text:s text:c="4"/></text:span></text:span><text:span text:style-name="Source_20_Text"><text:span text:style-name="T12">for</text:span></text:span><text:span text:style-name="Source_20_Text"><text:span text:style-name="T5"> (</text:span></text:span><text:span text:style-name="Source_20_Text"><text:span text:style-name="T9">int</text:span></text:span><text:span text:style-name="Source_20_Text"><text:span text:style-name="T5"> nextNum=</text:span></text:span><text:span text:style-name="Source_20_Text"><text:span text:style-name="T10">1</text:span></text:span><text:span text:style-name="Source_20_Text"><text:span text:style-name="T5">; nextNum&lt;</text:span></text:span><text:span text:style-name="Source_20_Text"><text:span text:style-name="T10">10</text:span></text:span><text:span text:style-name="Source_20_Text"><text:span text:style-name="T5">; nextNum++) {</text:span></text:span></text:p>
      <text:p text:style-name="P7"><text:span text:style-name="Source_20_Text"><text:span text:style-name="T7"><text:s text:c="8"/></text:span></text:span><text:span text:style-name="Source_20_Text"><text:span text:style-name="T12">if</text:span></text:span><text:span text:style-name="Source_20_Text"><text:span text:style-name="T5">(isValid(nextNum, puzzle, row, col)) {</text:span></text:span></text:p>
      <text:p text:style-name="P7"><text:span text:style-name="Source_20_Text"><text:span text:style-name="T7"><text:s text:c="12"/></text:span></text:span><text:span text:style-name="Source_20_Text"><text:span text:style-name="T5">puzzle[row][col] = nextNum;</text:span></text:span></text:p>
      <text:p text:style-name="P7"><text:span text:style-name="Source_20_Text"><text:span text:style-name="T7"><text:s text:c="12"/></text:span></text:span><text:span text:style-name="Source_20_Text"><text:span text:style-name="T12">if</text:span></text:span><text:span text:style-name="Source_20_Text"><text:span text:style-name="T5"> (solve(puzzle, pos+</text:span></text:span><text:span text:style-name="Source_20_Text"><text:span text:style-name="T10">1</text:span></text:span><text:span text:style-name="Source_20_Text"><text:span text:style-name="T5">)) 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1</text:span></text:span><text:span text:style-name="Source_20_Text"><text:span text:style-name="T5">;</text:span></text:span></text:p>
      <text:p text:style-name="P7"><text:span text:style-name="Source_20_Text"><text:span text:style-name="T7"><text:s text:c="8"/></text:span></text:span><text:span text:style-name="Source_20_Text"><text:span text:style-name="T5">}</text:span></text:span></text:p>
      <text:p text:style-name="P7"><text:span text:style-name="Source_20_Text"><text:span text:style-name="T7"><text:s text:c="4"/></text:span></text:span><text:span text:style-name="Source_20_Text"><text:span text:style-name="T5">}</text:span></text:span></text:p>
      <text:p text:style-name="P7"><text:span text:style-name="Source_20_Text"><text:span text:style-name="T7"><text:s text:c="4"/></text:span></text:span><text:span text:style-name="Source_20_Text"><text:span text:style-name="T13">// </text:span></text:span><text:span text:style-name="Source_20_Text"><text:span text:style-name="T14">Ｆ</text:span></text:span><text:span text:style-name="Source_20_Text"><text:span text:style-name="T13">ailed to find a valid value, go back to previous cell for another try</text:span></text:span></text:p>
      <text:p text:style-name="P7"><text:span text:style-name="Source_20_Text"><text:span text:style-name="T7"><text:s text:c="4"/></text:span></text:span><text:span text:style-name="Source_20_Text"><text:span text:style-name="T5">puzzle[row][col] = </text:span></text:span><text:span text:style-name="Source_20_Text"><text:span text:style-name="T10">0</text:span></text:span><text:span text:style-name="Source_20_Text"><text:span text:style-name="T5">; </text:span></text:span><text:span text:style-name="Source_20_Text"><text:span text:style-name="T13">// reset before goback</text:span></text:span></text:p>
      <text:p text:style-name="P7"><text:span text:style-name="Source_20_Text"><text:span text:style-name="T7"><text:s text:c="4"/>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0</text:span></text:span><text:span text:style-name="Source_20_Text"><text:span text:style-name="T5">;</text:span></text:span></text:p>
      <text:p text:style-name="P7"><text:span text:style-name="Source_20_Text"><text:span text:style-name="T5">}</text:span></text:span></text:p>
      <text:p text:style-name="P7"/>
      <text:p text:style-name="P7"><text:span text:style-name="Source_20_Text"><text:span text:style-name="T9">int</text:span></text:span><text:span text:style-name="Source_20_Text"><text:span text:style-name="T5"> isValid(</text:span></text:span><text:span text:style-name="Source_20_Text"><text:span text:style-name="T9">int</text:span></text:span><text:span text:style-name="Source_20_Text"><text:span text:style-name="T5"> number, 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, </text:span></text:span><text:span text:style-name="Source_20_Text"><text:span text:style-name="T9">int</text:span></text:span><text:span text:style-name="Source_20_Text"><text:span text:style-name="T5"> row, </text:span></text:span><text:span text:style-name="Source_20_Text"><text:span text:style-name="T9">int</text:span></text:span><text:span text:style-name="Source_20_Text"><text:span text:style-name="T5"> col)</text:span></text:span></text:p>
      <text:p text:style-name="P7"><text:span text:style-name="Source_20_Text"><text:span text:style-name="T5">{</text:span></text:span></text:p>
      <text:p text:style-name="P7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 rowStart = (row/</text:span></text:span><text:span text:style-name="Source_20_Text"><text:span text:style-name="T10">3</text:span></text:span><text:span text:style-name="Source_20_Text"><text:span text:style-name="T5">) * </text:span></text:span><text:span text:style-name="Source_20_Text"><text:span text:style-name="T10">3</text:span></text:span><text:span text:style-name="Source_20_Text"><text:span text:style-name="T5">;</text:span></text:span></text:p>
      <text:p text:style-name="P7"><text:span text:style-name="Source_20_Text"><text:span text:style-name="T7"><text:s text:c="4"/></text:span></text:span><text:span text:style-name="Source_20_Text"><text:span text:style-name="T9">int</text:span></text:span><text:span text:style-name="Source_20_Text"><text:span text:style-name="T5"> colStart = (col/</text:span></text:span><text:span text:style-name="Source_20_Text"><text:span text:style-name="T10">3</text:span></text:span><text:span text:style-name="Source_20_Text"><text:span text:style-name="T5">) * </text:span></text:span><text:span text:style-name="Source_20_Text"><text:span text:style-name="T10">3</text:span></text:span><text:span text:style-name="Source_20_Text"><text:span text:style-name="T5">;</text:span></text:span></text:p>
      <text:p text:style-name="P7"><text:span text:style-name="Source_20_Text"><text:span text:style-name="T7"><text:s text:c="4"/></text:span></text:span><text:span text:style-name="Source_20_Text"><text:span text:style-name="T12">for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5"> i=</text:span></text:span><text:span text:style-name="Source_20_Text"><text:span text:style-name="T10">0</text:span></text:span><text:span text:style-name="Source_20_Text"><text:span text:style-name="T5">; i&lt;</text:span></text:span><text:span text:style-name="Source_20_Text"><text:span text:style-name="T10">9</text:span></text:span><text:span text:style-name="Source_20_Text"><text:span text:style-name="T5">; ++i)</text:span></text:span></text:p>
      <text:p text:style-name="P7"><text:span text:style-name="Source_20_Text"><text:span text:style-name="T7"><text:s text:c="4"/></text:span></text:span><text:span text:style-name="Source_20_Text"><text:span text:style-name="T5">{</text:span></text:span></text:p>
      <text:p text:style-name="P7"><text:span text:style-name="Source_20_Text"><text:span text:style-name="T7"><text:s text:c="8"/></text:span></text:span><text:span text:style-name="Source_20_Text"><text:span text:style-name="T12">if</text:span></text:span><text:span text:style-name="Source_20_Text"><text:span text:style-name="T5"> (puzzle[row][i] == number) 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0</text:span></text:span><text:span text:style-name="Source_20_Text"><text:span text:style-name="T5">;</text:span></text:span></text:p>
      <text:p text:style-name="P7"><text:span text:style-name="Source_20_Text"><text:span text:style-name="T7"><text:s text:c="8"/></text:span></text:span><text:span text:style-name="Source_20_Text"><text:span text:style-name="T12">if</text:span></text:span><text:span text:style-name="Source_20_Text"><text:span text:style-name="T5"> (puzzle[i][col] == number) 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0</text:span></text:span><text:span text:style-name="Source_20_Text"><text:span text:style-name="T5">;</text:span></text:span></text:p>
      <text:p text:style-name="P7"><text:span text:style-name="Source_20_Text"><text:span text:style-name="T7"><text:s text:c="8"/></text:span></text:span><text:span text:style-name="Source_20_Text"><text:span text:style-name="T12">if</text:span></text:span><text:span text:style-name="Source_20_Text"><text:span text:style-name="T5"> (puzzle[rowStart + (</text:span></text:span><text:span text:style-name="Source_20_Text"><text:span text:style-name="T6">i</text:span></text:span><text:span text:style-name="Source_20_Text"><text:span text:style-name="T5">/</text:span></text:span><text:span text:style-name="Source_20_Text"><text:span text:style-name="T10">3</text:span></text:span><text:span text:style-name="Source_20_Text"><text:span text:style-name="T5">)][colStart + (</text:span></text:span><text:span text:style-name="Source_20_Text"><text:span text:style-name="T6">i</text:span></text:span><text:span text:style-name="Source_20_Text"><text:span text:style-name="T5">%</text:span></text:span><text:span text:style-name="Source_20_Text"><text:span text:style-name="T10">3</text:span></text:span><text:span text:style-name="Source_20_Text"><text:span text:style-name="T5">)] == number) 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0</text:span></text:span><text:span text:style-name="Source_20_Text"><text:span text:style-name="T5">;</text:span></text:span></text:p>
      <text:p text:style-name="P7"><text:span text:style-name="Source_20_Text"><text:span text:style-name="T7"><text:s text:c="4"/></text:span></text:span><text:span text:style-name="Source_20_Text"><text:span text:style-name="T5">}</text:span></text:span></text:p>
      <text:p text:style-name="P7"><text:span text:style-name="Source_20_Text"><text:span text:style-name="T7"><text:s text:c="4"/></text:span></text:span><text:span text:style-name="Source_20_Text"><text:span text:style-name="T12">return</text:span></text:span><text:span text:style-name="Source_20_Text"><text:span text:style-name="T5"> </text:span></text:span><text:span text:style-name="Source_20_Text"><text:span text:style-name="T10">1</text:span></text:span><text:span text:style-name="Source_20_Text"><text:span text:style-name="T5">;</text:span></text:span></text:p>
      <text:p text:style-name="P7"><text:span text:style-name="Source_20_Text"><text:span text:style-name="T5">}</text:span></text:span></text:p>
      <text:p text:style-name="P7"/>
      <text:p text:style-name="P7"><text:span text:style-name="Source_20_Text"><text:span text:style-name="T15">void</text:span></text:span><text:span text:style-name="Source_20_Text"><text:span text:style-name="T5"> print_board(</text:span></text:span><text:span text:style-name="Source_20_Text"><text:span text:style-name="T9">int</text:span></text:span><text:span text:style-name="Source_20_Text"><text:span text:style-name="T5"> puzzle[][</text:span></text:span><text:span text:style-name="Source_20_Text"><text:span text:style-name="T10">9</text:span></text:span><text:span text:style-name="Source_20_Text"><text:span text:style-name="T5">])</text:span></text:span></text:p>
      <text:p text:style-name="P7"><text:span text:style-name="Source_20_Text"><text:span text:style-name="T5">{</text:span></text:span></text:p>
      <text:p text:style-name="P7"><text:span text:style-name="Source_20_Text"><text:span text:style-name="T7"><text:s text:c="4"/></text:span></text:span><text:span text:style-name="Source_20_Text"><text:span text:style-name="T5">printf(</text:span></text:span><text:span text:style-name="Source_20_Text"><text:span text:style-name="T11">" +-------+-------+-------+\n"</text:span></text:span><text:span text:style-name="Source_20_Text"><text:span text:style-name="T5">);</text:span></text:span></text:p>
      <text:p text:style-name="P7"><text:span text:style-name="Source_20_Text"><text:span text:style-name="T7"><text:s text:c="4"/></text:span></text:span><text:span text:style-name="Source_20_Text"><text:span text:style-name="T12">for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5"> i=</text:span></text:span><text:span text:style-name="Source_20_Text"><text:span text:style-name="T10">1</text:span></text:span><text:span text:style-name="Source_20_Text"><text:span text:style-name="T5">; i&lt;</text:span></text:span><text:span text:style-name="Source_20_Text"><text:span text:style-name="T10">10</text:span></text:span><text:span text:style-name="Source_20_Text"><text:span text:style-name="T5">; ++i) {</text:span></text:span></text:p>
      <text:p text:style-name="P7"><text:span text:style-name="Source_20_Text"><text:span text:style-name="T7"><text:s text:c="8"/></text:span></text:span><text:span text:style-name="Source_20_Text"><text:span text:style-name="T12">for</text:span></text:span><text:span text:style-name="Source_20_Text"><text:span text:style-name="T5">(</text:span></text:span><text:span text:style-name="Source_20_Text"><text:span text:style-name="T9">int</text:span></text:span><text:span text:style-name="Source_20_Text"><text:span text:style-name="T5"> j=</text:span></text:span><text:span text:style-name="Source_20_Text"><text:span text:style-name="T10">1</text:span></text:span><text:span text:style-name="Source_20_Text"><text:span text:style-name="T5">; j&lt;</text:span></text:span><text:span text:style-name="Source_20_Text"><text:span text:style-name="T10">10</text:span></text:span><text:span text:style-name="Source_20_Text"><text:span text:style-name="T5">; ++j) {</text:span></text:span></text:p>
      <text:p text:style-name="P7"><text:span text:style-name="Source_20_Text"><text:span text:style-name="T7"><text:s text:c="12"/></text:span></text:span><text:span text:style-name="Source_20_Text"><text:span text:style-name="T12">if</text:span></text:span><text:span text:style-name="Source_20_Text"><text:span text:style-name="T5"> (j%</text:span></text:span><text:span text:style-name="Source_20_Text"><text:span text:style-name="T10">3</text:span></text:span><text:span text:style-name="Source_20_Text"><text:span text:style-name="T5">==</text:span></text:span><text:span text:style-name="Source_20_Text"><text:span text:style-name="T10">1</text:span></text:span><text:span text:style-name="Source_20_Text"><text:span text:style-name="T5">) printf(</text:span></text:span><text:span text:style-name="Source_20_Text"><text:span text:style-name="T11">" | "</text:span></text:span><text:span text:style-name="Source_20_Text"><text:span text:style-name="T5">);</text:span></text:span></text:p>
      <text:p text:style-name="P7"><text:span text:style-name="Source_20_Text"><text:span text:style-name="T7"><text:s text:c="12"/></text:span></text:span><text:span text:style-name="Source_20_Text"><text:span text:style-name="T12">else</text:span></text:span><text:span text:style-name="Source_20_Text"><text:span text:style-name="T5"> printf(</text:span></text:span><text:span text:style-name="Source_20_Text"><text:span text:style-name="T11">" "</text:span></text:span><text:span text:style-name="Source_20_Text"><text:span text:style-name="T5">);</text:span></text:span></text:p>
      <text:p text:style-name="P7"><text:span text:style-name="Source_20_Text"><text:span text:style-name="T7"><text:s text:c="12"/></text:span></text:span><text:span text:style-name="Source_20_Text"><text:span text:style-name="T5">printf(</text:span></text:span><text:span text:style-name="Source_20_Text"><text:span text:style-name="T11">"%d"</text:span></text:span><text:span text:style-name="Source_20_Text"><text:span text:style-name="T5">, puzzle[i-</text:span></text:span><text:span text:style-name="Source_20_Text"><text:span text:style-name="T10">1</text:span></text:span><text:span text:style-name="Source_20_Text"><text:span text:style-name="T5">][j-</text:span></text:span><text:span text:style-name="Source_20_Text"><text:span text:style-name="T10">1</text:span></text:span><text:span text:style-name="Source_20_Text"><text:span text:style-name="T5">]);</text:span></text:span></text:p>
      <text:p text:style-name="P7"><text:span text:style-name="Source_20_Text"><text:span text:style-name="T7"><text:s text:c="8"/></text:span></text:span><text:span text:style-name="Source_20_Text"><text:span text:style-name="T5">}</text:span></text:span></text:p>
      <text:p text:style-name="P7"><text:span text:style-name="Source_20_Text"><text:span text:style-name="T7"><text:s text:c="8"/></text:span></text:span><text:span text:style-name="Source_20_Text"><text:span text:style-name="T5">printf(</text:span></text:span><text:span text:style-name="Source_20_Text"><text:span text:style-name="T11">" |\n"</text:span></text:span><text:span text:style-name="Source_20_Text"><text:span text:style-name="T5">);</text:span></text:span></text:p>
      <text:p text:style-name="P7"><text:span text:style-name="Source_20_Text"><text:span text:style-name="T7"><text:s text:c="8"/></text:span></text:span><text:span text:style-name="Source_20_Text"><text:span text:style-name="T12">if</text:span></text:span><text:span text:style-name="Source_20_Text"><text:span text:style-name="T5"> (i%</text:span></text:span><text:span text:style-name="Source_20_Text"><text:span text:style-name="T10">3</text:span></text:span><text:span text:style-name="Source_20_Text"><text:span text:style-name="T5"> == </text:span></text:span><text:span text:style-name="Source_20_Text"><text:span text:style-name="T10">0</text:span></text:span><text:span text:style-name="Source_20_Text"><text:span text:style-name="T5">) printf(</text:span></text:span><text:span text:style-name="Source_20_Text"><text:span text:style-name="T11">" +-------+-------+-------+\n"</text:span></text:span><text:span text:style-name="Source_20_Text"><text:span text:style-name="T5">);</text:span></text:span></text:p>
      <text:p text:style-name="P7"><text:span text:style-name="Source_20_Text"><text:span text:style-name="T7"><text:s text:c="4"/></text:span></text:span><text:span text:style-name="Source_20_Text"><text:span text:style-name="T5">}</text:span></text:span></text:p>
      <text:p text:style-name="P8"><text:span text:style-name="Source_20_Text"><text:span text:style-name="T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24.5mm" fo:margin-right="0mm" fo:margin-top="0mm" fo:margin-bottom="2.75mm" loext:contextual-spacing="false" fo:line-height="100%" fo:text-align="start" style:justify-single-word="false" fo:keep-together="auto" fo:orphans="2" fo:widows="2" fo:text-indent="-7.5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4.99mm" fo:text-indent="60.01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5-16T16:37:50.671913449</dc:date>
    <meta:editing-duration>PT5H25M35S</meta:editing-duration>
    <meta:editing-cycles>20</meta:editing-cycles>
    <meta:generator>LibreOffice/5.3.1.2$Linux_X86_64 LibreOffice_project/30m0$Build-2</meta:generator>
    <meta:document-statistic meta:table-count="0" meta:image-count="0" meta:object-count="0" meta:page-count="2" meta:paragraph-count="83" meta:word-count="1074" meta:character-count="2791" meta:non-whitespace-character-count="2272"/>
  </office:meta>
</office:document-meta>
</file>